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6.8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cture</text:p>
          </table:table-cell>
          <table:table-cell office:value-type="string" calcext:value-type="string">
            <text:p>videoid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Z4cvaztQ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u4G23_OohI</text:p>
          </table:table-cell>
          <table:table-cell office:value-type="string" calcext:value-type="string">
            <text:p>https://www.youtube.com/watch?v=5u4G23_OohI&amp;index=1&amp;list=PLU44KFeD68GSlRnW8BY6MPcHIyRZxS00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KOQfKLUks</text:p>
          </table:table-cell>
          <table:table-cell office:value-type="string" calcext:value-type="string">
            <text:p>https://www.youtube.com/watch?v=nLKOQfKLUks&amp;index=2&amp;list=PLU44KFeD68GSlRnW8BY6MPcHIyRZxS00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RJ3GKMOFrE</text:p>
          </table:table-cell>
          <table:table-cell office:value-type="string" calcext:value-type="string">
            <text:p>https://www.youtube.com/watch?v=qRJ3GKMOFrE&amp;index=5&amp;list=PLU44KFeD68GSlRnW8BY6MPcHIyRZxS0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yyJKd-zXRE</text:p>
          </table:table-cell>
          <table:table-cell office:value-type="string" calcext:value-type="string">
            <text:p>https://www.youtube.com/watch?v=qyyJKd-zXRE&amp;index=6&amp;list=PLU44KFeD68GSlRnW8BY6MPcHIyRZxS00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8B4A5ubw6c</text:p>
          </table:table-cell>
          <table:table-cell office:value-type="string" calcext:value-type="string">
            <text:p>https://www.youtube.com/watch?v=s8B4A5ubw6c&amp;index=7&amp;list=PLU44KFeD68GSlRnW8BY6MPcHIyRZxS00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v9bfMPMb4</text:p>
          </table:table-cell>
          <table:table-cell office:value-type="string" calcext:value-type="string">
            <text:p>https://www.youtube.com/watch?v=bUv9bfMPMb4&amp;index=8&amp;list=PLU44KFeD68GSlRnW8BY6MPcHIyRZxS00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5-02-12T09:44:15.128401773</meta:creation-date>
    <dc:date>2015-02-12T09:48:20.922687321</dc:date>
    <dc:creator>adrian </dc:creator>
    <meta:editing-duration>P0D</meta:editing-duration>
    <meta:editing-cycles>1</meta:editing-cycles>
    <meta:document-statistic meta:table-count="1" meta:cell-count="34" meta:object-count="0"/>
    <meta:generator>LibreOffice/4.2.7.2$Linux_X86_64 LibreOffice_project/420m0$Build-2</meta:generator>
  </office:meta>
</office:document-meta>
</file>